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1 — GETTING STARTED</text:p>
          </draw:text-box>
        </draw:frame>
        <draw:frame draw:style-name="TransBox" svg:width="31.8700cm" svg:height="5.5000cm" svg:x="1.0000cm" svg:y="2.3000cm">
          <draw:text-box>
            <text:p text:style-name="PTitleMain">Accounts, sudo, and Updates</text:p>
          </draw:text-box>
        </draw:frame>
        <draw:frame draw:style-name="TransBox" svg:width="31.8700cm" svg:height="3.5000cm" svg:x="1.0000cm" svg:y="8.8000cm">
          <draw:text-box>
            <text:p text:style-name="PBody">Resource: Notes RHEL 10 — Configuring basic system settings: Managing sudo: Official sudo configuration guide sudoers man page: Complete sudoers syntax reference RHEL 10 — Updating and patching packages: dnf update wo…</text:p>
          </draw:text-box>
        </draw:frame>
        <draw:frame draw:style-name="TransBox" svg:width="31.8700cm" svg:height="0.7000cm" svg:x="1.0000cm" svg:y="17.8000cm">
          <draw:text-box>
            <text:p text:style-name="PFooter">01-getting-started/sudo-updates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User accounts on RHEL</text:p>
            <text:p text:style-name="PBullet">▶  Check your sudo access</text:p>
            <text:p text:style-name="PBullet">▶  Add a user to the wheel group</text:p>
            <text:p text:style-name="PBullet">▶  sudo patterns</text:p>
            <text:p text:style-name="PBullet">▶  The sudoers file</text:p>
            <text:p text:style-name="PBullet">▶  Package updates with dnf</text:p>
            <text:p text:style-name="PBullet">▶  Automatic updates (optional for a lab VM)</text:p>
            <text:p text:style-name="PBullet">▶  Creating additional user account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User accounts on RHEL</text:p>
          </draw:text-box>
        </draw:frame>
        <draw:frame draw:style-name="TransBox" svg:width="31.8700cm" svg:height="13.5500cm" svg:x="1.0000cm" svg:y="4.0000cm">
          <draw:text-box>
            <text:p text:style-name="PBullet">• RHEL separates regular users from privileged operations through the sudo</text:p>
            <text:p text:style-name="PBullet">• mechanism. You should almost never need to log in as root directly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heck your sudo access</text:p>
          </draw:text-box>
        </draw:frame>
        <draw:frame draw:style-name="TransBox" svg:width="15.7350cm" svg:height="13.5500cm" svg:x="1.0000cm" svg:y="4.0000cm">
          <draw:text-box>
            <text:p text:style-name="PBullet">• Look for a line containing: (ALL) ALL — this confirms you can run any command</text:p>
            <text:p text:style-name="PBullet">• via sudo.</text:p>
          </draw:text-box>
        </draw:frame>
        <draw:frame draw:style-name="CodeBox" svg:width="15.7350cm" svg:height="13.5500cm" svg:x="17.1350cm" svg:y="4.0000cm">
          <draw:text-box>
            <text:p text:style-name="PCode">$ sudo -l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dd a user to the wheel group</text:p>
          </draw:text-box>
        </draw:frame>
        <draw:frame draw:style-name="TransBox" svg:width="15.7350cm" svg:height="13.5500cm" svg:x="1.0000cm" svg:y="4.0000cm">
          <draw:text-box>
            <text:p text:style-name="PBullet">• If you need to grant another user sudo access:</text:p>
            <text:p text:style-name="PBullet">• 💡 Verify group membership takes effect</text:p>
            <text:p text:style-name="PBullet">• The user must log out and back in (or open a new shell) for the new group</text:p>
            <text:p text:style-name="PBullet">• to apply. Check with groups username.</text:p>
          </draw:text-box>
        </draw:frame>
        <draw:frame draw:style-name="CodeBox" svg:width="15.7350cm" svg:height="13.5500cm" svg:x="17.1350cm" svg:y="4.0000cm">
          <draw:text-box>
            <text:p text:style-name="PCode">sudo usermod -aG wheel usernam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do patterns</text:p>
          </draw:text-box>
        </draw:frame>
        <draw:frame draw:style-name="TransBox" svg:width="15.7350cm" svg:height="13.5500cm" svg:x="1.0000cm" svg:y="4.0000cm">
          <draw:text-box>
            <text:p text:style-name="PBullet">• ⚠️ sudo -i vs sudo su</text:p>
            <text:p text:style-name="PBullet">• Prefer sudo -i over sudo su -. It is audited, respects sudoers policy,</text:p>
            <text:p text:style-name="PBullet">• and does not require the root password.</text:p>
          </draw:text-box>
        </draw:frame>
        <draw:frame draw:style-name="CodeBox" svg:width="15.7350cm" svg:height="13.5500cm" svg:x="17.1350cm" svg:y="4.0000cm">
          <draw:text-box>
            <text:p text:style-name="PCode"># Run a single command as root
sudo dnf install -y vim

# Edit a protected file safely
sudo vim /etc/hostname

# Open an interactive root shell (use sparingly)
sudo -i

# Run as a specific user
sudo -u nginx i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he sudoers file</text:p>
          </draw:text-box>
        </draw:frame>
        <draw:frame draw:style-name="TransBox" svg:width="31.8700cm" svg:height="13.5500cm" svg:x="1.0000cm" svg:y="4.0000cm">
          <draw:text-box>
            <text:p text:style-name="PBullet">• The sudoers configuration lives in /etc/sudoers and /etc/sudoers.d/.</text:p>
            <text:p text:style-name="PBullet">• 🚨 Always use visudo to edit sudoers</text:p>
            <text:p text:style-name="PBullet">• `bash</text:p>
            <text:p text:style-name="PBullet">• sudo visudo</text:p>
            <text:p text:style-name="PBullet">• `</text:p>
            <text:p text:style-name="PBullet">• visudo validates syntax before saving. A syntax error in sudoers can</text:p>
            <text:p text:style-name="PBullet">• lock you out of sudo entirely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utomatic updates (optional for a lab VM)</text:p>
          </draw:text-box>
        </draw:frame>
        <draw:frame draw:style-name="TransBox" svg:width="15.7350cm" svg:height="13.5500cm" svg:x="1.0000cm" svg:y="4.0000cm">
          <draw:text-box>
            <text:p text:style-name="PBullet">• RHEL ships with dnf-automatic. For a learning VM, manual updates are</text:p>
            <text:p text:style-name="PBullet">• preferable so you control when things change.</text:p>
          </draw:text-box>
        </draw:frame>
        <draw:frame draw:style-name="CodeBox" svg:width="15.7350cm" svg:height="13.5500cm" svg:x="17.1350cm" svg:y="4.0000cm">
          <draw:text-box>
            <text:p text:style-name="PCode"># Install if you want automatic downloads + notifications
sudo dnf install -y dnf-automatic
sudo systemctl enable --now dnf-automatic-install.timer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reating additional user accounts</text:p>
          </draw:text-box>
        </draw:frame>
        <draw:frame draw:style-name="CodeBox" svg:width="31.8700cm" svg:height="13.5500cm" svg:x="1.0000cm" svg:y="4.0000cm">
          <draw:text-box>
            <text:p text:style-name="PCode"># Create user
sudo useradd -m -c "Full Name" username

# Set password
sudo passwd username

# Lock an account
sudo usermod -L username

# Unlock an account
sudo usermod -U username

# Delete account (keeps home dir)
sudo userdel username
… (3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assword aging with chage</text:p>
          </draw:text-box>
        </draw:frame>
        <draw:frame draw:style-name="TransBox" svg:width="15.7350cm" svg:height="13.5500cm" svg:x="1.0000cm" svg:y="4.0000cm">
          <draw:text-box>
            <text:p text:style-name="PBullet">• Password aging policies control how often users must change their password</text:p>
            <text:p text:style-name="PBullet">• and when accounts expire.</text:p>
            <text:p text:style-name="PBullet">• 💡 chage at a glance</text:p>
            <text:p text:style-name="PBullet">• | Flag | Meaning |</text:p>
            <text:p text:style-name="PBullet">• |---|---|</text:p>
            <text:p text:style-name="PBullet">• | -l | List current aging settings |</text:p>
            <text:p text:style-name="PBullet">• | -d 0 | Expire password immediately (force reset at next login) |</text:p>
          </draw:text-box>
        </draw:frame>
        <draw:frame draw:style-name="CodeBox" svg:width="15.7350cm" svg:height="13.5500cm" svg:x="17.1350cm" svg:y="4.0000cm">
          <draw:text-box>
            <text:p text:style-name="PCode"># Show password aging info for a user
sudo chage -l username

# Force password change on next login
sudo chage -d 0 username

# Set maximum password age (days)
sudo chage -M 90 username

# Set minimum days before a password can be changed
sudo chage -m 7 username

… (5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Accounts, sudo, and Updates</text:p>
          </draw:text-box>
        </draw:frame>
        <draw:frame draw:style-name="TransBox" svg:width="31.8700cm" svg:height="13.5500cm" svg:x="1.0000cm" svg:y="4.0000cm">
          <draw:text-box>
            <text:p text:style-name="PBullet">✓  User accounts on RHEL: RHEL separates regular users from privileged operations through the sudo</text:p>
            <text:p text:style-name="PBullet">✓  Check your sudo access: Look for a line containing: (ALL) ALL — this confirms you can run any command</text:p>
            <text:p text:style-name="PBullet">✓  Add a user to the wheel group: If you need to grant another user sudo access:</text:p>
            <text:p text:style-name="PBullet">✓  sudo patterns: ⚠️ sudo -i vs sudo su</text:p>
            <text:p text:style-name="PBullet">✓  The sudoers file: The sudoers configuration lives in /etc/sudoers and /etc/sudoers.d/.</text:p>
            <text:p text:style-name="PBullet">✓  Automatic updates (optional for a lab VM): RHEL ships with dnf-automatic. For a learning VM, manual updates are</text:p>
            <text:p text:style-name="PBullet">✓  Creating additional user accounts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